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Standard">
      <style:text-properties style:font-name="Times New Roman" fo:font-weight="normal"/>
    </style:style>
    <style:style style:name="P10" style:family="paragraph" style:parent-style-name="Standard">
      <style:text-properties style:font-name="Times New Roman" fo:font-weight="bold"/>
    </style:style>
    <style:style style:name="P11" style:family="paragraph" style:parent-style-name="Standard">
      <style:text-properties fo:font-weight="bold"/>
    </style:style>
    <style:style style:name="P12" style:family="paragraph" style:parent-style-name="Standard">
      <style:text-properties fo:font-weight="normal"/>
    </style:style>
    <style:style style:name="P13" style:family="paragraph" style:parent-style-name="Standard">
      <style:paragraph-properties fo:text-align="start" style:justify-single-word="false"/>
      <style:text-properties style:font-name="Times" fo:font-size="11pt"/>
    </style:style>
    <style:style style:name="P14" style:family="paragraph" style:parent-style-name="Standard">
      <style:paragraph-properties fo:text-align="start" style:justify-single-word="false"/>
      <style:text-properties style:font-name="Times" fo:font-size="11pt" style:text-underline-style="none"/>
    </style:style>
    <style:style style:name="P15" style:family="paragraph" style:parent-style-name="Standard">
      <style:paragraph-properties fo:text-align="start" style:justify-single-word="false"/>
      <style:text-properties style:font-name="Times" fo:font-size="10pt" fo:font-weight="normal"/>
    </style:style>
    <style:style style:name="P16" style:family="paragraph" style:parent-style-name="Table_20_Contents">
      <style:paragraph-properties fo:text-align="center" style:justify-single-word="false"/>
    </style:style>
    <style:style style:name="P17" style:family="paragraph" style:parent-style-name="Table_20_Contents">
      <style:text-properties style:font-name="Bitstream Vera Sans" fo:font-size="10pt"/>
    </style:style>
    <style:style style:name="P18" style:family="paragraph" style:parent-style-name="Table_20_Contents">
      <style:paragraph-properties fo:text-align="end" style:justify-single-word="false"/>
    </style:style>
    <style:style style:name="P19" style:family="paragraph" style:parent-style-name="Corps_20_de_20_texte.Paragraph">
      <style:paragraph-properties fo:margin-left="0.935cm" fo:margin-right="0.009cm" fo:text-align="start" style:justify-single-word="false" fo:text-indent="0cm" style:auto-text-indent="false"/>
    </style:style>
    <style:style style:name="P20" style:family="paragraph" style:parent-style-name="Corps_20_de_20_texte.Paragraph">
      <style:paragraph-properties fo:margin-left="0.67cm" fo:margin-right="-0.018cm" fo:text-indent="0cm" style:auto-text-indent="false"/>
    </style:style>
    <style:style style:name="P21" style:family="paragraph" style:parent-style-name="Text_20_body">
      <style:paragraph-properties fo:margin-top="0cm" fo:margin-bottom="0.212cm"/>
    </style:style>
    <style:style style:name="P22" style:family="paragraph" style:parent-style-name="Text_20_body" style:master-page-name="">
      <style:paragraph-properties style:page-number="auto" fo:background-color="#ffff99">
        <style:background-image/>
      </style:paragraph-properties>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reak-before="auto" fo:break-after="auto"/>
    </style:style>
    <style:style style:name="P25" style:family="paragraph" style:parent-style-name="Table_20_Heading">
      <style:text-properties style:font-name="Bitstream Vera Sans" fo:font-size="10pt"/>
    </style:style>
    <style:style style:name="P26" style:family="paragraph" style:parent-style-name="Table_20_Heading">
      <style:paragraph-properties fo:text-align="center" style:justify-single-word="false"/>
    </style:style>
    <style:style style:name="P27" style:family="paragraph" style:parent-style-name="hlp_5f_paragraph">
      <style:text-properties style:text-underline-style="solid" style:text-underline-width="auto" style:text-underline-color="font-color"/>
    </style:style>
    <style:style style:name="P28" style:family="paragraph" style:parent-style-name="hlp_5f_paragraph">
      <style:text-properties style:font-name="Bitstream Vera Sans" fo:font-size="10pt"/>
    </style:style>
    <style:style style:name="P29" style:family="paragraph" style:parent-style-name="Text_20_body">
      <style:paragraph-properties fo:margin-top="0.199cm" fo:margin-bottom="0.21cm"/>
    </style:style>
    <style:style style:name="P30" style:family="paragraph" style:parent-style-name="Text_20_body">
      <style:paragraph-properties fo:margin-top="0cm" fo:margin-bottom="1cm" fo:text-align="center" style:justify-single-word="false"/>
    </style:style>
    <style:style style:name="P31" style:family="paragraph" style:parent-style-name="TitreDoc">
      <style:text-properties fo:font-weight="bold" style:font-weight-asian="bold" style:font-weight-complex="bold"/>
    </style:style>
    <style:style style:name="P32" style:family="paragraph" style:parent-style-name="Corps_20_de_20_texte.Paragraph">
      <style:text-properties fo:font-weight="bold" style:font-weight-asian="bold" style:font-weight-complex="bold"/>
    </style:style>
    <style:style style:name="P33" style:family="paragraph" style:parent-style-name="Frame_20_contents">
      <style:text-properties fo:font-weight="bold" style:font-weight-asian="bold" style:font-weight-complex="bold"/>
    </style:style>
    <style:style style:name="P34" style:family="paragraph" style:parent-style-name="Frame_20_contents">
      <style:paragraph-properties>
        <style:tab-stops/>
      </style:paragraph-properties>
    </style:style>
    <style:style style:name="P35" style:family="paragraph" style:parent-style-name="Text_20_body">
      <style:paragraph-properties fo:background-color="#ffcc99">
        <style:background-image/>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Text_20_body" style:master-page-name="First_20_Page">
      <style:paragraph-properties fo:margin-top="0cm" fo:margin-bottom="5.001cm" fo:text-align="center" style:justify-single-word="false" style:page-number="auto" fo:break-before="auto" fo:break-after="auto"/>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2"/>
    <style:style style:name="P64" style:family="paragraph" style:parent-style-name="Text_20_body" style:list-style-name="L23"/>
    <style:style style:name="P65" style:family="paragraph" style:parent-style-name="Text_20_body" style:list-style-name="L24"/>
    <style:style style:name="P66" style:family="paragraph" style:parent-style-name="Text_20_body" style:list-style-name="L26"/>
    <style:style style:name="P67" style:family="paragraph" style:parent-style-name="Text_20_body" style:list-style-name="L27"/>
    <style:style style:name="P68" style:family="paragraph" style:parent-style-name="Text_20_body" style:list-style-name="L28"/>
    <style:style style:name="P69" style:family="paragraph" style:parent-style-name="Text_20_body" style:list-style-name="L29"/>
    <style:style style:name="P70" style:family="paragraph" style:parent-style-name="Text_20_body" style:list-style-name="L30"/>
    <style:style style:name="P71" style:family="paragraph" style:parent-style-name="Text_20_body" style:list-style-name="L31"/>
    <style:style style:name="P72" style:family="paragraph" style:parent-style-name="Text_20_body" style:list-style-name="L32"/>
    <style:style style:name="P73" style:family="paragraph" style:parent-style-name="Text_20_body" style:list-style-name="L34"/>
    <style:style style:name="P74" style:family="paragraph" style:parent-style-name="Text_20_body" style:list-style-name="L35"/>
    <style:style style:name="P75" style:family="paragraph" style:parent-style-name="Text_20_body" style:list-style-name="L22">
      <style:paragraph-properties fo:margin-left="1.251cm" fo:margin-right="0cm" fo:text-indent="0cm" style:auto-text-indent="false"/>
    </style:style>
    <style:style style:name="P76" style:family="paragraph" style:parent-style-name="Text_20_body" style:list-style-name="L27">
      <style:paragraph-properties fo:margin-left="1.251cm" fo:margin-right="0cm" fo:text-indent="0cm" style:auto-text-indent="false"/>
    </style:style>
    <style:style style:name="P77" style:family="paragraph" style:parent-style-name="Text_20_body" style:list-style-name="L33">
      <style:paragraph-properties fo:margin-left="2.205cm" fo:margin-right="0cm" fo:text-indent="0cm" style:auto-text-indent="false"/>
    </style:style>
    <style:style style:name="P78" style:family="paragraph" style:parent-style-name="Heading_20_1" style:master-page-name="">
      <style:paragraph-properties style:page-number="auto" fo:break-before="page"/>
    </style:style>
    <style:style style:name="P79" style:family="paragraph" style:parent-style-name="Heading_20_1" style:master-page-name="">
      <style:paragraph-properties style:page-number="auto" fo:break-before="page">
        <style:tab-stops/>
      </style:paragraph-properties>
    </style:style>
    <style:style style:name="P80" style:family="paragraph" style:parent-style-name="Heading_20_1" style:master-page-name="">
      <style:paragraph-properties style:page-number="auto" fo:break-before="auto" fo:break-after="auto"/>
    </style:style>
    <style:style style:name="P81" style:family="paragraph" style:parent-style-name="Heading_20_2" style:master-page-name="">
      <style:paragraph-properties style:page-number="auto" fo:break-before="page"/>
    </style:style>
    <style:style style:name="P82" style:family="paragraph" style:parent-style-name="Heading_20_3" style:master-page-name="">
      <style:paragraph-properties style:page-number="auto" fo:break-before="pag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style:style>
    <style:style style:name="T16" style:family="text">
      <style:text-properties style:font-name="Bitstream Vera Sans"/>
    </style:style>
    <style:style style:name="T17" style:family="text">
      <style:text-properties fo:background-color="#ffff00"/>
    </style:style>
    <style:style style:name="T18" style:family="text">
      <style:text-properties fo:background-color="#ff00ff"/>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style:style>
    <style:style style:name="T22"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style:vertical-pos="top" style:vertical-rel="paragraph-content" style:horizontal-pos="center" style:horizontal-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fo:column-gap="0.3cm">
          <style:column style:rel-width="32767*" fo:start-indent="0cm" fo:end-indent="0.15cm"/>
          <style:column style:rel-width="32768*" fo:start-indent="0.15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formatted-text form:name="VfromOOo" form:control-implementation="ooo:com.sun.star.form.component.PatternField" xml:id="control1" form:id="control1" form:current-value="3.1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yW2OO-1.16.0.oxt&#13;&#13;14.01.2020 10:11:21&#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An error occurred in this context :&#13;   Description&#13;&#13;Instruction : setExtensionDescription&#13;This instruction cannot be used here.&#13;&#13;____ Fatal error ! Compilation stopped. ____&#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yW2OO-L-2.0.0.oxt&#13;&#13;07.02.2020 21:38:14&#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30"/>
      <text:p text:style-name="P31">Extension Compiler</text:p>
      <text:p text:style-name="TitreDoc">Description and Tool for</text:p>
      <text:p text:style-name="TitreDoc">Extension : <text:file-name text:display="name">yW2OO</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4958348667801610422" text:style-name="L1">
        <text:list-item>
          <text:p text:style-name="P42">Basic macros with add-on buttons and / or menus (just like the old Add-On concept)</text:p>
        </text:list-item>
        <text:list-item>
          <text:p text:style-name="P42">Java, JavaScript, Beanshell, Python based scripts with add-on buttons and / or menus</text:p>
        </text:list-item>
        <text:list-item>
          <text:p text:style-name="P42">Only a script library or dialog library without any addition or change in buttons or menu </text:p>
        </text:list-item>
        <text:list-item>
          <text:p text:style-name="P42">Configuration files, including changes (mergings) in existing menus and toolbars</text:p>
        </text:list-item>
        <text:list-item>
          <text:p text:style-name="P42">Extensions containing Uno components</text:p>
        </text:list-item>
        <text:list-item>
          <text:p text:style-name="P42">Extensions using libraries in native computer language.</text:p>
        </text:list-item>
        <text:list-item>
          <text:p text:style-name="P42">Or a mix of the elements above.</text:p>
        </text:list-item>
        <text:list-item>
          <text:p text:style-name="P42">You may create your own multilingual help pages, they will be inserted in the Help system.</text:p>
        </text:list-item>
      </text:list>
      <text:p text:style-name="P29">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1"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5613957054739094217" text:style-name="L2">
        <text:list-item>
          <text:p text:style-name="P43">Version 2.1.2 :</text:p>
        </text:list-item>
      </text:list>
      <text:list xml:id="list8897556521512819337" text:style-name="L3">
        <text:list-item>
          <text:list>
            <text:list-item>
              <text:p text:style-name="P44">Localized help : resolved non-functional hyperlink due to API incompatibility introduced by Apache OpenOffice 4.1 (and LibreOffice 4.0).</text:p>
            </text:list-item>
          </text:list>
        </text:list-item>
      </text:list>
      <text:list xml:id="list41605245" text:continue-list="list5613957054739094217" text:style-name="L2">
        <text:list-item>
          <text:p text:style-name="P43">Version 2.1.1 :</text:p>
        </text:list-item>
      </text:list>
      <text:list xml:id="list3354858748493194982" text:style-name="L4">
        <text:list-item>
          <text:list>
            <text:list-item>
              <text:p text:style-name="P45">Documentation chapter 3.7.10 <text:span text:style-name="InstructionMacro">setMergePoint</text:span>, the list of commands for Arg2 was incorrect.</text:p>
            </text:list-item>
            <text:list-item>
              <text:p text:style-name="P45">Example in module Template7 had an incorrect argument Arg3 in <text:span text:style-name="InstructionMacro">setMergePoint</text:span>.</text:p>
            </text:list-item>
            <text:list-item>
              <text:p text:style-name="P45">When creating an hyperlink in a help page, the keyword (internal, external, etc) is now recognized in any character case.</text:p>
            </text:list-item>
            <text:list-item>
              <text:p text:style-name="P45">Creation of localized help, hyperlink to an existing OpenOffice help page : the address of a help page displayed by the macro was incorrect when the page was found by a help search.</text:p>
            </text:list-item>
          </text:list>
        </text:list-item>
      </text:list>
      <text:list xml:id="list41583534" text:continue-list="list41605245" text:style-name="L2">
        <text:list-item>
          <text:p text:style-name="P43">Version 2.1.0 :</text:p>
        </text:list-item>
      </text:list>
      <text:list xml:id="list5239194787945270076" text:style-name="L5">
        <text:list-item>
          <text:list>
            <text:list-item>
              <text:p text:style-name="P46">An extension can define several toolbars (instead of only one).</text:p>
            </text:list-item>
            <text:list-item>
              <text:p text:style-name="P46">The list of Application contexts is revised, see chapter 3.5.</text:p>
            </text:list-item>
            <text:list-item>
              <text:p text:style-name="P46">The argument of <text:span text:style-name="InstructionMacro">beginMergeInstruction</text:span> becomes mandatory.</text:p>
            </text:list-item>
          </text:list>
        </text:list-item>
      </text:list>
      <text:list xml:id="list41592773" text:continue-list="list41583534" text:style-name="L2">
        <text:list-item>
          <text:p text:style-name="P43">Version 2.0.0 :</text:p>
        </text:list-item>
      </text:list>
      <text:list xml:id="list9166367495510558972" text:style-name="L6">
        <text:list-item>
          <text:list>
            <text:list-item>
              <text:p text:style-name="P47">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7"><text:s/>As a consequence of above, block <text:span text:style-name="InstructionMacro">Dependencies</text:span> and instruction <text:span text:style-name="InstructionMacro">setOOoDependency</text:span> are suppressed.</text:p>
            </text:list-item>
            <text:list-item>
              <text:p text:style-name="P47">Arg3 of <text:span text:style-name="InstructionMacro">beginDescription</text:span> is no longer used.</text:p>
            </text:list-item>
            <text:list-item>
              <text:p text:style-name="P47">Syntax of Block <text:span text:style-name="InstructionMacro">UpdateInformation</text:span> and instruction <text:span text:style-name="InstructionMacro">setUpdateSource</text:span> have changed.</text:p>
            </text:list-item>
            <text:list-item>
              <text:p text:style-name="P47">Syntax of instruction <text:span text:style-name="InstructionMacro">setLicense</text:span> has changed.</text:p>
            </text:list-item>
            <text:list-item>
              <text:p text:style-name="P47">Some obsolete extension features are no longer supported. Compiled extensions now need OpenOffice.org version 2.4 or more recent (LibreOffice, Apache OpenOffice).</text:p>
            </text:list-item>
            <text:list-item>
              <text:p text:style-name="P47">Macros of this document are now published under Apache License version 2.0.</text:p>
            </text:list-item>
          </text:list>
        </text:list-item>
      </text:list>
      <text:list xml:id="list41609149" text:continue-list="list41592773" text:style-name="L2">
        <text:list-item>
          <text:p text:style-name="P43">Version 1.5.3 :</text:p>
        </text:list-item>
      </text:list>
      <text:list xml:id="list6966052668853778235" text:style-name="L7">
        <text:list-item>
          <text:list>
            <text:list-item>
              <text:p text:style-name="P48">Help pages containing an hyperlink to an OpenOffice help page : a macro provides now the address of the page. See explanations at <text:span text:style-name="T8">Page7 : Hyperlinks</text:span>.</text:p>
            </text:list-item>
            <text:list-item>
              <text:p text:style-name="P48">The license examples are purged from the directives for use which are not part of the license itself.</text:p>
            </text:list-item>
            <text:list-item>
              <text:p text:style-name="P48">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7055349209911166022" text:style-name="L8">
        <text:list-item>
          <text:p text:style-name="P49">Basic library Standard, Module1 : your instruction inside the Sub myExtension</text:p>
        </text:list-item>
        <text:list-item>
          <text:p text:style-name="P49"><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49">Localized <text:a xlink:type="simple" xlink:href="#6.4.2.Help pages for ExtensionCompiler|outline" text:style-name="Internet_20_link" text:visited-style-name="Visited_20_Internet_20_Link">help text pages and trees</text:a>.</text:p>
        </text:list-item>
      </text:list>
      <text:h text:style-name="P78"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yW2OO</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2">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81"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4"><draw:frame draw:style-name="fr1" draw:name="OpenOffice.org and compatible" text:anchor-type="paragraph" fo:min-width="15.122cm" draw:z-index="7">
     <draw:text-box fo:min-height="12.298cm">
      <text:p text:style-name="Frame_20_contents"/>
      <text:p text:style-name="P34"><text:span text:style-name="T2">Mandatory</text:span><text:tab/><text:tab/>Display to user if found incompatible at installation</text:p>
      <text:p text:style-name="Frame_20_contents"><draw:control text:anchor-type="paragraph" draw:z-index="8" draw:style-name="gr1" draw:text-style-name="P85" svg:width="0.802cm" svg:height="0.451cm" svg:x="2.3cm" svg:y="0.199cm" draw:control="control1"/><draw:control text:anchor-type="paragraph" draw:z-index="9" draw:style-name="gr1" draw:text-style-name="P85" svg:width="9cm" svg:height="0.451cm" svg:x="3.6cm" svg:y="0.199cm" draw:control="control2"/>From version</text:p>
      <text:p text:style-name="Frame_20_contents"/>
      <text:p text:style-name="P34"><text:span text:style-name="T2">Optional</text:span><text:tab/><text:tab/>Display to user if found incompatible at installation</text:p>
      <text:p text:style-name="Frame_20_contents"><draw:control text:anchor-type="paragraph" draw:z-index="10" draw:style-name="gr1" draw:text-style-name="P85" svg:width="0.802cm" svg:height="0.451cm" svg:x="2.304cm" svg:y="0.199cm" draw:control="control3"/><draw:control text:anchor-type="paragraph" draw:z-index="11" draw:style-name="gr1" draw:text-style-name="P85" svg:width="9cm" svg:height="0.451cm" svg:x="3.6cm" svg:y="0.196cm" draw:control="control4"/>To version</text:p>
      <text:p text:style-name="Frame_20_contents"/>
      <text:p text:style-name="Frame_20_contents"/>
      <text:p text:style-name="Frame_20_contents"><draw:control text:anchor-type="paragraph" draw:z-index="12" draw:style-name="gr1" draw:text-style-name="P86" svg:width="8.362cm" svg:height="0.689cm" svg:x="3.621cm" svg:y="0.252cm" draw:control="control5"/></text:p>
      <text:p text:style-name="Frame_20_contents"/>
      <text:p text:style-name="P33">Compilation results</text:p>
      <text:p text:style-name="P33"><draw:control text:anchor-type="paragraph" draw:z-index="23" draw:style-name="gr1" draw:text-style-name="P87" svg:width="14.001cm" svg:height="4.001cm" svg:x="0.4cm" svg:y="0.362cm" draw:control="control14"/></text:p>
      <text:p text:style-name="P33"/>
     </draw:text-box>
    </draw:frame></text:p>
      <text:p text:style-name="Text_20_body">Note that if your extension creates a toolbar you will need another compilation to Apache OpenOffice 4, see next section.</text:p>
      <text:p text:style-name="Text_20_body"/>
      <text:h text:style-name="P82"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3">
     <draw:text-box fo:min-height="12.19cm">
      <text:p text:style-name="Frame_20_contents"/>
      <text:p text:style-name="P34"><text:span text:style-name="T2">Mandatory</text:span><text:tab/><text:tab/>Display to user if found incompatible at installation</text:p>
      <text:p text:style-name="Frame_20_contents"><draw:control text:anchor-type="paragraph" draw:z-index="14" draw:style-name="gr1" draw:text-style-name="P85" svg:width="0.802cm" svg:height="0.451cm" svg:x="2.33cm" svg:y="0.199cm" draw:control="control6"/><draw:control text:anchor-type="paragraph" draw:z-index="15"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6" draw:style-name="gr1" draw:text-style-name="P85" svg:width="0.802cm" svg:height="0.451cm" svg:x="2.33cm" svg:y="0.199cm" draw:control="control8"/><draw:control text:anchor-type="paragraph" draw:z-index="17"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8" draw:style-name="gr1" draw:text-style-name="P86" svg:width="8.362cm" svg:height="0.689cm" svg:x="3.674cm" svg:y="0.367cm" draw:control="control10"/></text:p>
      <text:p text:style-name="Frame_20_contents"/>
      <text:p text:style-name="P33">Compilation results</text:p>
      <text:p text:style-name="Frame_20_contents"><draw:control text:anchor-type="paragraph" draw:z-index="24"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2"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9">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20" draw:style-name="gr1" draw:text-style-name="P85" svg:width="0.802cm" svg:height="0.451cm" svg:x="2.33cm" svg:y="0.199cm" draw:control="control11"/><draw:control text:anchor-type="paragraph" draw:z-index="21"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22" draw:style-name="gr1" draw:text-style-name="P86" svg:width="8.362cm" svg:height="0.689cm" svg:x="3.674cm" svg:y="0.349cm" draw:control="control13"/></text:p>
      <text:p text:style-name="Frame_20_contents"/>
      <text:p text:style-name="Frame_20_contents"/>
      <text:p text:style-name="P33">Compilation results</text:p>
      <text:p text:style-name="Frame_20_contents"><draw:control text:anchor-type="paragraph" draw:z-index="25" draw:style-name="gr1" draw:text-style-name="P87" svg:width="14.001cm" svg:height="4.001cm" svg:x="0.4cm" svg:y="0.459cm" draw:control="control16"/></text:p>
      <text:p text:style-name="Frame_20_contents"/>
     </draw:text-box>
    </draw:frame></text:p>
      <text:h text:style-name="P78"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1">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1">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6994843176356563806" text:style-name="L9">
        <text:list-item>
          <text:p text:style-name="P50">Description</text:p>
        </text:list-item>
        <text:list-item>
          <text:p text:style-name="P50">Annexes</text:p>
        </text:list-item>
        <text:list-item>
          <text:p text:style-name="P50">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4160199174407050905" text:style-name="L10">
        <text:list-item>
          <text:p text:style-name="P51">Script libraries (Basic, JavaScript, Python, etc) or Dialog libraries, or other non-component libraries,</text:p>
        </text:list-item>
        <text:list-item>
          <text:p text:style-name="P51">shared component libraries,</text:p>
        </text:list-item>
        <text:list-item>
          <text:p text:style-name="P51">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4122975475877388630" text:style-name="L11">
        <text:list-item>
          <text:p text:style-name="P52">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6">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6">Base</text:p>
          </table:table-cell>
          <table:table-cell table:style-name="Tableau3.B2" office:value-type="string">
            <text:p text:style-name="Table_20_Contents"/>
          </table:table-cell>
        </table:table-row>
        <table:table-row>
          <table:table-cell table:style-name="Tableau3.A2" office:value-type="string">
            <text:p text:style-name="P16">BasicIDE</text:p>
          </table:table-cell>
          <table:table-cell table:style-name="Tableau3.B2" office:value-type="string">
            <text:p text:style-name="Table_20_Contents"/>
          </table:table-cell>
        </table:table-row>
        <table:table-row>
          <table:table-cell table:style-name="Tableau3.A2" office:value-type="string">
            <text:p text:style-name="P16">Bibliography</text:p>
          </table:table-cell>
          <table:table-cell table:style-name="Tableau3.B2" office:value-type="string">
            <text:p text:style-name="Table_20_Contents"/>
          </table:table-cell>
        </table:table-row>
        <table:table-row>
          <table:table-cell table:style-name="Tableau3.A2" office:value-type="string">
            <text:p text:style-name="P16">Calc</text:p>
          </table:table-cell>
          <table:table-cell table:style-name="Tableau3.B2" office:value-type="string">
            <text:p text:style-name="Table_20_Contents"/>
          </table:table-cell>
        </table:table-row>
        <table:table-row>
          <table:table-cell table:style-name="Tableau3.A2" office:value-type="string">
            <text:p text:style-name="P16">Chart</text:p>
          </table:table-cell>
          <table:table-cell table:style-name="Tableau3.B2" office:value-type="string">
            <text:p text:style-name="Table_20_Contents"/>
          </table:table-cell>
        </table:table-row>
        <table:table-row>
          <table:table-cell table:style-name="Tableau3.A2" office:value-type="string">
            <text:p text:style-name="P16">DbBrowser</text:p>
          </table:table-cell>
          <table:table-cell table:style-name="Tableau3.B2" office:value-type="string">
            <text:p text:style-name="Table_20_Contents"/>
          </table:table-cell>
        </table:table-row>
        <table:table-row>
          <table:table-cell table:style-name="Tableau3.A2" office:value-type="string">
            <text:p text:style-name="P16">DbQuery</text:p>
          </table:table-cell>
          <table:table-cell table:style-name="Tableau3.B2" office:value-type="string">
            <text:p text:style-name="Table_20_Contents"/>
          </table:table-cell>
        </table:table-row>
        <table:table-row>
          <table:table-cell table:style-name="Tableau3.A2" office:value-type="string">
            <text:p text:style-name="P16">DbRelation</text:p>
          </table:table-cell>
          <table:table-cell table:style-name="Tableau3.B2" office:value-type="string">
            <text:p text:style-name="Table_20_Contents"/>
          </table:table-cell>
        </table:table-row>
        <table:table-row>
          <table:table-cell table:style-name="Tableau3.A2" office:value-type="string">
            <text:p text:style-name="P16">DbTableData</text:p>
          </table:table-cell>
          <table:table-cell table:style-name="Tableau3.B2" office:value-type="string">
            <text:p text:style-name="Table_20_Contents">Table data view</text:p>
          </table:table-cell>
        </table:table-row>
        <table:table-row>
          <table:table-cell table:style-name="Tableau3.A2" office:value-type="string">
            <text:p text:style-name="P16">DbTable</text:p>
          </table:table-cell>
          <table:table-cell table:style-name="Tableau3.B2" office:value-type="string">
            <text:p text:style-name="Table_20_Contents">Table design</text:p>
          </table:table-cell>
        </table:table-row>
        <table:table-row>
          <table:table-cell table:style-name="Tableau3.A2" office:value-type="string">
            <text:p text:style-name="P16">Draw</text:p>
          </table:table-cell>
          <table:table-cell table:style-name="Tableau3.B2" office:value-type="string">
            <text:p text:style-name="Table_20_Contents"/>
          </table:table-cell>
        </table:table-row>
        <table:table-row>
          <table:table-cell table:style-name="Tableau3.A2" office:value-type="string">
            <text:p text:style-name="P16">Impress</text:p>
          </table:table-cell>
          <table:table-cell table:style-name="Tableau3.B2" office:value-type="string">
            <text:p text:style-name="Table_20_Contents"/>
          </table:table-cell>
        </table:table-row>
        <table:table-row>
          <table:table-cell table:style-name="Tableau3.A2" office:value-type="string">
            <text:p text:style-name="P16">Math</text:p>
          </table:table-cell>
          <table:table-cell table:style-name="Tableau3.B2" office:value-type="string">
            <text:p text:style-name="Table_20_Contents">Formulas</text:p>
          </table:table-cell>
        </table:table-row>
        <table:table-row>
          <table:table-cell table:style-name="Tableau3.A2" office:value-type="string">
            <text:p text:style-name="P16">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6">WriterForm</text:p>
          </table:table-cell>
          <table:table-cell table:style-name="Tableau3.B2" office:value-type="string">
            <text:p text:style-name="Table_20_Contents">Base Form design</text:p>
          </table:table-cell>
        </table:table-row>
        <table:table-row>
          <table:table-cell table:style-name="Tableau3.A2" office:value-type="string">
            <text:p text:style-name="P16">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6">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6">WriterWeb</text:p>
          </table:table-cell>
          <table:table-cell table:style-name="Tableau3.B2" office:value-type="string">
            <text:p text:style-name="Table_20_Contents">HTML document</text:p>
          </table:table-cell>
        </table:table-row>
        <table:table-row>
          <table:table-cell table:style-name="Tableau3.A2" office:value-type="string">
            <text:p text:style-name="P16">Writer</text:p>
          </table:table-cell>
          <table:table-cell table:style-name="Tableau3.B2" office:value-type="string">
            <text:p text:style-name="Table_20_Contents"/>
          </table:table-cell>
        </table:table-row>
        <table:table-row>
          <table:table-cell table:style-name="Tableau3.A2" office:value-type="string">
            <text:p text:style-name="P16">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5692871850221156058" text:style-name="L12">
        <text:list-item text:start-value="1">
          <text:p text:style-name="P53">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3">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2">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2"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6755182340576965588" text:style-name="L13">
        <text:list-item>
          <text:p text:style-name="P54">A Feed file contains the internet addresses for one or more Update Information files (each for an extension).</text:p>
        </text:list-item>
        <text:list-item>
          <text:p text:style-name="P54">The Update Information File mainly contains dependency information about the new version, and :</text:p>
        </text:list-item>
      </text:list>
      <text:list xml:id="list1099194966451051062" text:style-name="L14">
        <text:list-item>
          <text:p text:style-name="P55">either the internet address to download the new version of the extension</text:p>
        </text:list-item>
        <text:list-item>
          <text:p text:style-name="P55">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4"><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5"><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3">
     <draw:text-box fo:min-height="4.001cm">
      <text:p text:style-name="Frame_20_contents"><draw:frame draw:style-name="fr6" draw:name="images3" text:anchor-type="paragraph" svg:width="18.087cm" svg:height="10.777cm" draw:z-index="6"><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761321675262662447" text:style-name="L15">
        <text:list-item text:start-value="1">
          <text:p text:style-name="P56">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6">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1"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5190964240899743399" text:style-name="L16">
        <text:list-item>
          <text:p text:style-name="P57">Arg1 : <text:span text:style-name="InstructionMacro">String</text:span> : mandatory : <text:span text:style-name="InstructionMacro">"File"</text:span> or <text:span text:style-name="InstructionMacro">"Schema"</text:span></text:p>
        </text:list-item>
        <text:list-item>
          <text:p text:style-name="P57">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278339837476420586" text:style-name="L17">
        <text:list-item>
          <text:p text:style-name="P58">Arg1 : <text:span text:style-name="InstructionMacro">String</text:span> : mandatory, type of control used for the button</text:p>
        </text:list-item>
      </text:list>
      <text:list xml:id="list3427112303673483223" text:style-name="L18">
        <text:list-item>
          <text:p text:style-name="P59">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4626406301330190891" text:style-name="L19">
        <text:list-item>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1757868419358206625" text:style-name="L20">
        <text:list-item text:start-value="1">
          <text:p text:style-name="P61">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1">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1">Arg1 : <text:span text:style-name="InstructionMacro">String</text:span> : mandatory ; URL path to an image file ; the path is relative to the extension folder.</text:p>
        </text:list-item>
        <text:list-item text:start-value="1">
          <text:p text:style-name="P61">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7899704142060306140" text:style-name="L21">
        <text:list-item>
          <text:p text:style-name="P62">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6">16x16</text:p>
          </table:table-cell>
          <table:table-cell table:style-name="Tableau2.A2" office:value-type="string">
            <text:p text:style-name="P16">normal</text:p>
          </table:table-cell>
          <table:table-cell table:style-name="Tableau2.A2" office:value-type="string">
            <text:p text:style-name="P19"><text:span text:style-name="InstructionMacro">_16</text:span></text:p>
          </table:table-cell>
          <table:table-cell table:style-name="Tableau2.D2" office:value-type="string">
            <text:p text:style-name="P20"><text:span text:style-name="InstructionMacro">iconExecute_16.png</text:span></text:p>
          </table:table-cell>
        </table:table-row>
        <table:table-row>
          <table:table-cell table:style-name="Tableau2.A2" office:value-type="string">
            <text:p text:style-name="P16">16x16</text:p>
          </table:table-cell>
          <table:table-cell table:style-name="Tableau2.A2" office:value-type="string">
            <text:p text:style-name="P16">high</text:p>
          </table:table-cell>
          <table:table-cell table:style-name="Tableau2.A2" office:value-type="string">
            <text:p text:style-name="P19"><text:span text:style-name="InstructionMacro">_16h</text:span></text:p>
          </table:table-cell>
          <table:table-cell table:style-name="Tableau2.D2" office:value-type="string">
            <text:p text:style-name="P20"><text:span text:style-name="InstructionMacro">iconExecute_16h.png</text:span></text:p>
          </table:table-cell>
        </table:table-row>
        <table:table-row>
          <table:table-cell table:style-name="Tableau2.A2" office:value-type="string">
            <text:p text:style-name="P16">26x26</text:p>
          </table:table-cell>
          <table:table-cell table:style-name="Tableau2.A2" office:value-type="string">
            <text:p text:style-name="P16">normal</text:p>
          </table:table-cell>
          <table:table-cell table:style-name="Tableau2.A2" office:value-type="string">
            <text:p text:style-name="P19"><text:span text:style-name="InstructionMacro">_26</text:span></text:p>
          </table:table-cell>
          <table:table-cell table:style-name="Tableau2.D2" office:value-type="string">
            <text:p text:style-name="P20"><text:span text:style-name="InstructionMacro">iconExecute_26.png</text:span></text:p>
          </table:table-cell>
        </table:table-row>
        <table:table-row>
          <table:table-cell table:style-name="Tableau2.A2" office:value-type="string">
            <text:p text:style-name="P16">26x26</text:p>
          </table:table-cell>
          <table:table-cell table:style-name="Tableau2.A2" office:value-type="string">
            <text:p text:style-name="P16">high</text:p>
          </table:table-cell>
          <table:table-cell table:style-name="Tableau2.A2" office:value-type="string">
            <text:p text:style-name="P19"><text:span text:style-name="InstructionMacro">_26h</text:span></text:p>
          </table:table-cell>
          <table:table-cell table:style-name="Tableau2.D2" office:value-type="string">
            <text:p text:style-name="P20"><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4626917667076710809" text:style-name="L22">
        <text:list-item>
          <text:p text:style-name="P63">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5">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5">if at installation, no license is appropriate for the locale, the first license is displayed.</text:p>
        </text:list-item>
        <text:list-item>
          <text:p text:style-name="P63">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2">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2">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2">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2">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7174589370533405865" text:style-name="L23">
        <text:list-item>
          <text:p text:style-name="P64">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4">Arg1 : <text:span text:style-name="InstructionMacro">String</text:span> : mandatory ; property name</text:p>
        </text:list-item>
        <text:list-item>
          <text:p text:style-name="P64">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publisher.</text:p>
        </text:list-item>
        <text:list-item>
          <text:p text:style-name="P60">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4167532172369744752" text:style-name="L24">
        <text:list-item>
          <text:p text:style-name="P65">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05602286503610861"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920711756427293345" text:style-name="L26">
        <text:list-item text:start-value="1">
          <text:p text:style-name="P66">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6">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35">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633657054571175326" text:style-name="L27">
        <text:list-item>
          <text:p text:style-name="P67">Arg1 : <text:span text:style-name="InstructionMacro">String</text:span> : how to find the update.xml file</text:p>
        </text:list-item>
        <text:list-item>
          <text:p text:style-name="P76"><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6"><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7">Arg2 : <text:span text:style-name="InstructionMacro">String</text:span> : how to find the oxt file</text:p>
        </text:list-item>
        <text:list-item>
          <text:p text:style-name="P76"><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6"><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7296976749390131225" text:style-name="L28">
        <text:list-item>
          <text:p text:style-name="P68">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8">Arg2 : <text:span text:style-name="InstructionMacro">String</text:span> : the library name (which is also the name of the folder containing the Basic library).</text:p>
        </text:list-item>
        <text:list-item>
          <text:p text:style-name="P68">Arg3 : <text:span text:style-name="InstructionMacro">String</text:span> : the name of the module containing the macro.</text:p>
        </text:list-item>
        <text:list-item>
          <text:p text:style-name="P68">Arg4 : <text:span text:style-name="InstructionMacro">String</text:span> : the name of the macro.</text:p>
        </text:list-item>
      </text:list>
      <text:p text:style-name="Text_20_body">Example :</text:p>
      <text:p text:style-name="ligneMacro"><text:s text:c="2"/>setURL("Basic", "Test3", "Module2", "analyzeData")</text:p>
      <text:p text:style-name="P32">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3137902717764596301" text:style-name="L29">
        <text:list-item>
          <text:p text:style-name="P69">Arg1 : <text:span text:style-name="InstructionMacro">String</text:span> : <text:span text:style-name="InstructionMacro">"BeanShell"</text:span></text:p>
        </text:list-item>
        <text:list-item>
          <text:p text:style-name="P69">Arg2 : <text:span text:style-name="InstructionMacro">String</text:span> : the library name (which is also the name of the folder containing the BeanShell library).</text:p>
        </text:list-item>
        <text:list-item>
          <text:p text:style-name="P69">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874536562612472166" text:style-name="L30">
        <text:list-item>
          <text:p text:style-name="P70">Arg1 : <text:span text:style-name="InstructionMacro">String</text:span> : <text:span text:style-name="InstructionMacro">"JavaScript"</text:span></text:p>
        </text:list-item>
        <text:list-item>
          <text:p text:style-name="P70">Arg2 : <text:span text:style-name="InstructionMacro">String</text:span> : the library name (which is also the name of the folder containing the JavaScript library).</text:p>
        </text:list-item>
        <text:list-item>
          <text:p text:style-name="P70">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6314130075344492001" text:style-name="L31">
        <text:list-item>
          <text:p text:style-name="P71">Arg1 : <text:span text:style-name="InstructionMacro">String</text:span> : <text:span text:style-name="InstructionMacro">"Java"</text:span></text:p>
        </text:list-item>
        <text:list-item>
          <text:p text:style-name="P71">Arg2 : <text:span text:style-name="InstructionMacro">String</text:span> : the library name (which is also the name of the folder containing the Java library).</text:p>
        </text:list-item>
        <text:list-item>
          <text:p text:style-name="P71">Arg3 : <text:span text:style-name="InstructionMacro">String</text:span> : the name of the function name, as described in the file <text:span text:style-name="InstructionMacro">parcel-</text:span><text:span text:style-name="InstructionMacro">descriptor.xml</text:span>.</text:p>
        </text:list-item>
      </text:list>
      <text:p text:style-name="Text_20_body">The Java library contains the compiled Java program, e.g. <text:span text:style-name="InstructionMacro">myMacro3.jar</text:span>, and the file <text:span text:style-name="InstructionMacro">parcel-</text:span><text:span text:style-name="InstructionMacro">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1">Arg1 : <text:span text:style-name="InstructionMacro">String</text:span> : <text:span text:style-name="InstructionMacro">"Python"</text:span></text:p>
        </text:list-item>
        <text:list-item>
          <text:p text:style-name="P71">Arg2 : <text:span text:style-name="InstructionMacro">String</text:span> : the path to the Python file, relative to the extension folder</text:p>
        </text:list-item>
        <text:list-item>
          <text:p text:style-name="P71">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135082990145709469" text:style-name="L32">
        <text:list-item>
          <text:p text:style-name="P72">Arg1 : <text:span text:style-name="InstructionMacro">String</text:span> : ""</text:p>
        </text:list-item>
        <text:list-item>
          <text:p text:style-name="P72">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36744776010972177"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7"><text:span text:style-name="InstructionMacro">"Basic"</text:span> : folder containing the Basic Library (code and dialog modules)</text:p>
        </text:list-item>
        <text:list-item>
          <text:p text:style-name="P77"><text:span text:style-name="InstructionMacro">"Dialog"</text:span> : folder containing the Dialog Library (dialog modules only)</text:p>
        </text:list-item>
        <text:list-item>
          <text:p text:style-name="P77"><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7"><text:span text:style-name="InstructionMacro">"Python"</text:span> : folder containing the python file(s) containing the script(s)</text:p>
        </text:list-item>
        <text:list-item>
          <text:p text:style-name="P77"><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6737130098338132170" text:style-name="L34">
        <text:list-item>
          <text:p text:style-name="P73">first create the library in My Macros with the user interface, and test your routines ;</text:p>
        </text:list-item>
        <text:list-item>
          <text:p text:style-name="P73">copy the folder that OOo created from your <text:span text:style-name="InstructionMacro">user/</text:span> folder to your extension folder ; for Basic, use the « Export as Basic library » facility</text:p>
        </text:list-item>
        <text:list-item>
          <text:p text:style-name="P73">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1">Arg1 : <text:span text:style-name="InstructionMacro">String</text:span> : begins with <text:span text:style-name="InstructionMacro">"media-type="</text:span> followed by the complete media type string</text:p>
        </text:list-item>
        <text:list-item>
          <text:p text:style-name="P71">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79"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0">Contacts : <text:a xlink:type="simple" xlink:href="mailto:bmarcelly@openoffice.org" text:style-name="Internet_20_link" text:visited-style-name="Visited_20_Internet_20_Link">marcelly@club-internet.fr</text:a> </text:p>
      <text:p text:style-name="P9"/>
      <text:p text:style-name="P11">Translation :<text:span text:style-name="T3"> </text:span></text:p>
      <text:p text:style-name="P12"/>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2"><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2"><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2"/>
      <text:h text:style-name="P80"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3"/>
      <text:p text:style-name="P13">The Original Documentation is : Extension Compiler</text:p>
      <text:p text:style-name="P13">The Initial Writer of the Original Documentation is Bernard Marcelly</text:p>
      <text:p text:style-name="P14">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4"/>
      <text:p text:style-name="P13">Contributor(s): ______________________________________. </text:p>
      <text:p text:style-name="P13">Portions created by ______ are Copyright (C)_________<text:span text:style-name="T7">[Insert year(s)]</text:span>. </text:p>
      <text:p text:style-name="P13">All Rights Reserved. <text:s/><text:span text:style-name="T9"><text:s/>(Contributor contact(s):________________</text:span><text:span text:style-name="T7">[Insert hyperlink/alias]</text:span><text:span text:style-name="T9">).</text:span></text:p>
      <text:p text:style-name="P15"/>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78" text:outline-level="1"><text:bookmark-start text:name="__RefHeading__78142_325084090"/>Data used by extension <text:file-name text:display="name">yW2OO</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yWriter to OpenOffice/LibreOffice converter</text:p>
      <text:p text:style-name="tooltipText"/>
      <text:p text:style-name="tooltipLang"><text:bookmark-start text:name="__RefHeading__44467_325084090"/>Tooltip de<text:bookmark-end text:name="__RefHeading__44467_325084090"/></text:p>
      <text:p text:style-name="descrText">yWriter zu OpenOffice/LibreOffice Konverter</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Convert yWriter's HTML export into a neat OpenDocument text file (ODT), ready to apply templates and styles.</text:p>
      <text:p text:style-name="descrText"><text:soft-page-break/></text:p>
      <text:p text:style-name="descrLang"><text:bookmark-start text:name="__RefHeading__78156_325084090"/>Description de<text:bookmark-end text:name="__RefHeading__78156_325084090"/></text:p>
      <text:p text:style-name="descrText">HTML-Export von yWriter in eine saubere OpenDocument Textdatei (ODT) umwandeln, um Dokument- und Formatvorlagen anwenden zu können.</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448860852109875418" text:style-name="L35">
        <text:list-item>
          <text:p text:style-name="P74">Create a Writer file containing the licenses (possibly in several languages). You can of course have a Table of Contents and use formatting. </text:p>
        </text:list-item>
        <text:list-item>
          <text:p text:style-name="P74">In order to provide a read-only text, convert the Writer file to PDF and store the PDF in the folder dedicated to your extension. </text:p>
        </text:list-item>
        <text:list-item>
          <text:p text:style-name="P74">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text:span><text:span text:style-name="T17">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2216026518148394878"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8786588779180858667"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7590834049537623451"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41585580"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1725188304939119501"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3550363556925910032"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897785907048454603"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5">Numbers</text:p>
            </table:table-cell>
            <table:table-cell table:style-name="Table1.C1" office:value-type="string">
              <text:p text:style-name="P25">Comments</text:p>
            </table:table-cell>
          </table:table-row>
        </table:table-header-rows>
        <table:table-row>
          <table:table-cell table:style-name="Table1.A2" office:value-type="string">
            <text:p text:style-name="P17">This is a simple text.<text:line-break/>No special paragraph style.</text:p>
            <text:p text:style-name="P17">Here is another paragraph.</text:p>
          </table:table-cell>
          <table:table-cell table:style-name="Table1.B2" office:value-type="float" office:value="3">
            <text:p text:style-name="P18">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8">31.12.99</text:p>
          </table:table-cell>
          <table:table-cell table:style-name="Table1.C3" office:value-type="string">
            <text:p text:style-name="hlp_5f_paragraph">You may also use hyperlinks.</text:p>
            <text:p text:style-name="P28">See <office:annotation>
        <dc:creator>BM</dc:creator>
        <dc:date>2008-03-16T00:00:00.56</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8">-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59</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59</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7"><office:annotation>
     <dc:creator>BM</dc:creator>
     <dc:date>2008-03-13T00:00:00.59</dc:date>
     <text:p>internal</text:p>
     <text:p>Page2</text:p>
     <text:p/>
    </office:annotation>Paragraph styles</text:p>
      <text:p text:style-name="P27"><office:annotation>
     <dc:creator>BM</dc:creator>
     <dc:date>2008-03-13T00:00:00.59</dc:date>
     <text:p>internal</text:p>
     <text:p>Page7</text:p>
     <text:p/>
    </office:annotation>Hyperlinks</text:p>
      <text:p text:style-name="hlp_5f_paragraph"><text:span text:style-name="T14"><office:annotation>
      <dc:creator>BM</dc:creator>
      <dc:date>2008-03-13T00:00:00.59</dc:date>
      <text:p>internal</text:p>
      <text:p>Page3</text:p>
      <text:p/>
     </office:annotation></text:span><text:span text:style-name="T14">Text formatting</text:span></text:p>
      <text:p text:style-name="P27"><office:annotation>
     <dc:creator>BM</dc:creator>
     <dc:date>2008-03-26T00:00:00.59</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60</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60</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60</dc:date>
     <text:p>external</text:p>
     <text:p>text/swriter/main0210.xhp</text:p>
     <text:p/>
    </office:annotation><text:span text:style-name="T14">Preview topic</text:span> </text:p>
      <text:p text:style-name="hlp_5f_paragraph">This hyperlink displays <text:s/><office:annotation>
     <dc:creator>BM</dc:creator>
     <dc:date>2008-03-15T00:00:00.60</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41614315" text:continue-list="list2216026518148394878"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41600099" text:continue-list="list41585580"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61</dc:date>
     <text:p text:style-name="P84"><text:span text:style-name="T22">image</text:span></text:p>
     <text:p text:style-name="P84"><text:span text:style-name="T22">Images/Help/dontfeedtrolls.gif</text:span></text:p>
     <text:p text:style-name="P84"><text:span text:style-name="T22">icon</text:span></text:p>
     <text:p text:style-name="P84"><text:span text:style-name="T22"/></text:p>
    </office:annotation> within a text.</text:p>
      <text:p text:style-name="hlp_5f_paragraph"><text:line-break/><text:line-break/>Now a bigger image in a blank line.</text:p>
      <text:p text:style-name="hlp_5f_paragraph"><office:annotation>
     <dc:creator>Bernard Marcelly</dc:creator>
     <dc:date>2009-01-24T10:50:50.61</dc:date>
     <text:p text:style-name="P84"><text:span text:style-name="T22">image</text:span></text:p>
     <text:p text:style-name="P84"><text:span text:style-name="T22">Images/Help/sailingShip.wmf</text:span></text:p>
     <text:p text:style-name="P84"><text:span text:style-name="T22">Old sailing ship</text:span></text:p>
     <text:p text:style-name="P84"><text:span text:style-name="T22"/></text:p>
    </office:annotation></text:p>
      <text:p text:style-name="hlp_5f_paragraph"/>
      <text:p text:style-name="hlp_5f_paragraph"><text:line-break/><text:line-break/>Finally an image<office:annotation>
     <dc:creator>Bernard Marcelly</dc:creator>
     <dc:date>2009-01-24T20:53:22.61</dc:date>
     <text:p text:style-name="P84"><text:span text:style-name="T22">imageOOo</text:span></text:p>
     <text:p text:style-name="P84"><text:span text:style-name="T22">sd/res/get1obj.png</text:span></text:p>
    </office:annotation> from OpenOffice resources</text:p>
      <text:p text:style-name="hlp_5f_page">Page10 : Creating the Help tree</text:p>
      <text:list xml:id="list41606087" text:continue-list="list41614315"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yW2OO</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Dash_20_1" draw:display-name="Dash 1" draw:style="rect" draw:dots1="3" draw:dots1-length="0.05cm" draw:dots2="2" draw:dots2-length="0.2cm" draw:distance="0.15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fo:margin="100%" fo:margin-left="2.499cm" fo:margin-right="0cm" fo:margin-top="0cm" fo:margin-bottom="0.423cm"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yW2OO</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34" meta:character-count="81970"/>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yW2OO", "2.0.0") ' fill with your values
  setExtensionDescription("en, de")
  setDisplayName("en", "yWriter to OpenOffice/LibreOffice converter")
  setDisplayName("de", "yWriter zu OpenOffice/LibreOffice Konverter")
'  setLicense("en, de")             
  setTooltip("en, de", "en") ' deprecated ! starting from 3.1,use instead setExtensionDescription
endDescription  


beginAnnexes 
  useLibrary("Basic", "yW2OO/")
endAnnexes

beginAddonUI

  beginAddonMenu

    beginMenu
      beginTitles
	    setTitle("yW2OO")
      endTitles

      beginMenuItems

		beginCommand
            beginTitles("Writer")
              setTitle("Convert and format HTML file", "en")
              setTitle("HTML-Datei formatieren und konvertieren", "de")
            endTitles
            setURL("Basic", "yW2OO", "Convert", "Main")
		endCommand
		
		beginCommand
            beginTitles("Writer")
              setTitle("Export as HTML", "en")
              setTitle("Exportieren als HTML ", "de")
            endTitles
            setURL("Basic", "yW2OO", "Convert", "SaveAsHTML")
		endCommand

      endMenuItems
    endMenu

  endAddonMenu

endAddonUI 



' beginAddonUI
 
  ' add instructions here, see Templates
  '   Template3a and 3b : AddonMenu
  '   Template4 : OfficeMenuBar
  '   Template5 : OfficeHelp
  '   Template6 : OfficeToolbar
  '   Template7 : OfficeMenuBarMerging
  '   Template8 : OfficeToolbarMerging
  '   Template9 : OfficeImages

'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